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0766" officeooo:paragraph-rsid="000e076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a30f" officeooo:paragraph-rsid="0012a30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4234" officeooo:paragraph-rsid="0015423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e0766" officeooo:paragraph-rsid="000e0766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1553a" officeooo:paragraph-rsid="00142b70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2a30f" officeooo:paragraph-rsid="0012a30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42b70" officeooo:paragraph-rsid="00142b70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e0766" officeooo:paragraph-rsid="000e076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e0766" officeooo:paragraph-rsid="0012a30f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1553a" officeooo:paragraph-rsid="0011553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2a30f" officeooo:paragraph-rsid="0012a30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normal" officeooo:rsid="0012a30f" officeooo:paragraph-rsid="00142b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normal" officeooo:rsid="0012a30f" officeooo:paragraph-rsid="0012a30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2a30f" officeooo:paragraph-rsid="00142b7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2a30f" officeooo:paragraph-rsid="0012a30f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142b70" officeooo:paragraph-rsid="00142b7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42b70" officeooo:paragraph-rsid="00142b70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officeooo:rsid="000e0766" officeooo:paragraph-rsid="000e0766"/>
    </style:style>
    <style:style style:name="P20" style:family="paragraph" style:parent-style-name="Standard">
      <style:text-properties fo:font-size="14pt" style:text-underline-style="none" fo:font-weight="bold" officeooo:rsid="0014b497" officeooo:paragraph-rsid="0014b497" style:font-size-asian="12.25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12a30f"/>
    </style:style>
    <style:style style:name="T3" style:family="text">
      <style:text-properties style:text-underline-style="solid" style:text-underline-width="auto" style:text-underline-color="font-color" officeooo:rsid="0012a30f"/>
    </style:style>
    <style:style style:name="T4" style:family="text">
      <style:text-properties style:text-underline-style="solid" style:text-underline-width="auto" style:text-underline-color="font-color" officeooo:rsid="00142b70"/>
    </style:style>
    <style:style style:name="T5" style:family="text">
      <style:text-properties officeooo:rsid="00142b70"/>
    </style:style>
    <style:style style:name="T6" style:family="text">
      <style:text-properties officeooo:rsid="001683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9"><text:span text:style-name="T3">Report – Kündigung </text:span><text:span text:style-name="T4">Arbeitnehmer</text:span><text:span text:style-name="T3">– Herr....</text:span></text:p>
      <text:p text:style-name="P1"/>
      <text:p text:style-name="P2">Allgemeine Informationen</text:p>
      <text:p text:style-name="P1"/>
      <text:p text:style-name="P1">Mandant:</text:p>
      <text:p text:style-name="P9">Name: </text:p>
      <text:p text:style-name="P10">Geburtsdatum:</text:p>
      <text:p text:style-name="P10"><text:span text:style-name="T2">Anschrift</text:span>:</text:p>
      <text:p text:style-name="P9"/>
      <text:p text:style-name="P4"><text:span text:style-name="T5">Arbeitgeber</text:span>:</text:p>
      <text:p text:style-name="P4"><text:span text:style-name="T1">Name: </text:span></text:p>
      <text:p text:style-name="P6"><text:span text:style-name="T1">Anschrift:</text:span></text:p>
      <text:p text:style-name="P9"/>
      <text:p text:style-name="P9"/>
      <text:p text:style-name="P9"/>
      <text:p text:style-name="P3">Informationen zum Sachverhalt</text:p>
      <text:p text:style-name="P7"/>
      <text:p text:style-name="P7">Informationen zum Mandanten:</text:p>
      <text:p text:style-name="P18"><text:tab/>Tätigkeitsbeschreibung:</text:p>
      <text:p text:style-name="P18"><text:tab/>Betriebszugehörigkeit:</text:p>
      <text:p text:style-name="P17"/>
      <text:p text:style-name="P5"/>
      <text:p text:style-name="P5"><text:span text:style-name="T2">Informationen zum Arbeitsvertrag</text:span>:</text:p>
      <text:p text:style-name="P15"><text:tab/>Form des Arbeitsvertrages:</text:p>
      <text:p text:style-name="P15"><text:tab/>Datum des Vertragsschlusses:</text:p>
      <text:p text:style-name="P13"/>
      <text:p text:style-name="P7"/>
      <text:p text:style-name="P7">Informationen zur Kündigung</text:p>
      <text:p text:style-name="P16"><text:tab/>Form der Kündigung: </text:p>
      <text:p text:style-name="P16"><text:tab/>Datum der Kündigung:</text:p>
      <text:p text:style-name="P14"/>
      <text:p text:style-name="P8"/>
      <text:p text:style-name="P8">Informationen zum Arbeitgeber:</text:p>
      <text:p text:style-name="P18"><text:tab/>Betriebsgröße:</text:p>
      <text:p text:style-name="P11"/>
      <text:p text:style-name="P11"/>
      <text:p text:style-name="P11"/>
      <text:p text:style-name="P11"/>
      <text:p text:style-name="P11"/>
      <text:p text:style-name="P20">Anlagen <text:span text:style-name="T6">des Mandanten</text:span>:</text:p>
      <text:p text:style-name="P11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16:59.469058327</meta:creation-date>
    <dc:date>2018-09-17T18:48:01.539629733</dc:date>
    <meta:editing-duration>PT9M47S</meta:editing-duration>
    <meta:editing-cycles>6</meta:editing-cycles>
    <meta:generator>LibreOffice/6.1.0.3$Linux_X86_64 LibreOffice_project/10$Build-3</meta:generator>
    <meta:document-statistic meta:table-count="0" meta:image-count="0" meta:object-count="0" meta:page-count="1" meta:paragraph-count="22" meta:word-count="46" meta:character-count="459" meta:non-whitespace-character-count="424"/>
  </office:meta>
</office:document-meta>
</file>